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2972in" svg:height="5.6783in" svg:x="0in" svg:y="0in">
            <draw:object draw:notify-on-update-of-ranges="Sheet1.B1:Sheet1.B1 Sheet1.B2:Sheet1.B5 Sheet1.C1:Sheet1.C1 Sheet1.C2:Sheet1.C5 Sheet1.D1:Sheet1.D1 Sheet1.D2:Sheet1.D5 Sheet1.E1:Sheet1.E1 Sheet1.E2:Sheet1.E5 Sheet1.F1:Sheet1.F1 Sheet1.F2:Sheet1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qtd_threads</text:p>
          </table:table-cell>
          <table:table-cell office:value-type="string" calcext:value-type="string">
            <text:p>Tempo Serial</text:p>
          </table:table-cell>
          <table:table-cell office:value-type="string" calcext:value-type="string">
            <text:p>Tempo Pthreads</text:p>
          </table:table-cell>
          <table:table-cell office:value-type="string" calcext:value-type="string">
            <text:p>Tempo OpenMP</text:p>
          </table:table-cell>
          <table:table-cell office:value-type="string" calcext:value-type="string">
            <text:p>Tempo OpenMP Tasks</text:p>
          </table:table-cell>
        </table:table-row>
        <table:table-row table:style-name="ro1">
          <table:table-cell office:value-type="string" calcext:value-type="string">
            <text:p>arq_2000.in</text:p>
          </table:table-cell>
          <table:table-cell office:value-type="float" office:value="2" calcext:value-type="float">
            <text:p>2</text:p>
          </table:table-cell>
          <table:table-cell office:value-type="float" office:value="52.1238620281" calcext:value-type="float">
            <text:p>52.1238620281</text:p>
          </table:table-cell>
          <table:table-cell office:value-type="float" office:value="27.6438281536" calcext:value-type="float">
            <text:p>27.6438281536</text:p>
          </table:table-cell>
          <table:table-cell office:value-type="float" office:value="27.6263999939" calcext:value-type="float">
            <text:p>27.6263999939</text:p>
          </table:table-cell>
          <table:table-cell office:value-type="float" office:value="28.8547270298" calcext:value-type="float">
            <text:p>28.8547270298</text:p>
          </table:table-cell>
        </table:table-row>
        <table:table-row table:style-name="ro1">
          <table:table-cell office:value-type="string" calcext:value-type="string">
            <text:p>arq_2001.in</text:p>
          </table:table-cell>
          <table:table-cell office:value-type="float" office:value="4" calcext:value-type="float">
            <text:p>4</text:p>
          </table:table-cell>
          <table:table-cell office:value-type="float" office:value="52.1997931004" calcext:value-type="float">
            <text:p>52.1997931004</text:p>
          </table:table-cell>
          <table:table-cell office:value-type="float" office:value="15.5711050034" calcext:value-type="float">
            <text:p>15.5711050034</text:p>
          </table:table-cell>
          <table:table-cell office:value-type="float" office:value="15.423391819" calcext:value-type="float">
            <text:p>15.423391819</text:p>
          </table:table-cell>
          <table:table-cell office:value-type="float" office:value="15.8666820526" calcext:value-type="float">
            <text:p>15.8666820526</text:p>
          </table:table-cell>
        </table:table-row>
        <table:table-row table:style-name="ro1">
          <table:table-cell office:value-type="string" calcext:value-type="string">
            <text:p>arq_2002.in</text:p>
          </table:table-cell>
          <table:table-cell office:value-type="float" office:value="6" calcext:value-type="float">
            <text:p>6</text:p>
          </table:table-cell>
          <table:table-cell office:value-type="float" office:value="52.3185918331" calcext:value-type="float">
            <text:p>52.3185918331</text:p>
          </table:table-cell>
          <table:table-cell office:value-type="float" office:value="20.7694489956" calcext:value-type="float">
            <text:p>20.7694489956</text:p>
          </table:table-cell>
          <table:table-cell office:value-type="float" office:value="20.3186099529" calcext:value-type="float">
            <text:p>20.3186099529</text:p>
          </table:table-cell>
          <table:table-cell office:value-type="float" office:value="15.7521128654" calcext:value-type="float">
            <text:p>15.7521128654</text:p>
          </table:table-cell>
        </table:table-row>
        <table:table-row table:style-name="ro1">
          <table:table-cell office:value-type="string" calcext:value-type="string">
            <text:p>arq_2003.in</text:p>
          </table:table-cell>
          <table:table-cell office:value-type="float" office:value="8" calcext:value-type="float">
            <text:p>8</text:p>
          </table:table-cell>
          <table:table-cell office:value-type="float" office:value="52.3155908585" calcext:value-type="float">
            <text:p>52.3155908585</text:p>
          </table:table-cell>
          <table:table-cell office:value-type="float" office:value="21.4026091099" calcext:value-type="float">
            <text:p>21.4026091099</text:p>
          </table:table-cell>
          <table:table-cell office:value-type="float" office:value="20.7627599239" calcext:value-type="float">
            <text:p>20.7627599239</text:p>
          </table:table-cell>
          <table:table-cell office:value-type="float" office:value="15.7735700607" calcext:value-type="float">
            <text:p>15.7735700607</text:p>
          </table:table-cell>
        </table:table-row>
      </table:table>
      <table:named-expressions/>
      <table:database-ranges>
        <table:database-range table:name="__Anonymous_Sheet_DB__0" table:target-range-address="Sheet1.A1:Sheet1.F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23T10:32:14.659279857</dc:date>
    <meta:editing-duration>P0D</meta:editing-duration>
    <meta:editing-cycles>1</meta:editing-cycles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156cm" svg:height="14.424cm" xlink:href=".." xlink:type="simple" chart:class="chart:bar" chart:style-name="ch1">
        <chart:title svg:x="9.145cm" svg:y="0.424cm" chart:style-name="ch2">
          <text:p>Desempenho Pelo Número De Threads</text:p>
        </chart:title>
        <chart:legend chart:legend-position="end" svg:x="21.988cm" svg:y="6.166cm" style:legend-expansion="high" chart:style-name="ch3"/>
        <chart:plot-area chart:style-name="ch4" table:cell-range-address="Sheet1.B1:Sheet1.F5" chart:data-source-has-labels="both" svg:x="1.534cm" svg:y="1.517cm" svg:width="19.931cm" svg:height="11.638cm">
          <chartooo:coordinate-region svg:x="2.155cm" svg:y="1.716cm" svg:width="19.31cm" svg:height="10.792cm"/>
          <chart:axis chart:dimension="x" chart:name="primary-x" chart:style-name="ch5" chartooo:axis-type="auto">
            <chartooo:date-scale/>
            <chart:title svg:x="9.987cm" svg:y="13.443cm" chart:style-name="ch6">
              <text:p>Número De Threads</text:p>
            </chart:title>
            <chart:categories table:cell-range-address="Sheet1.B2:Sheet1.B5"/>
          </chart:axis>
          <chart:axis chart:dimension="y" chart:name="primary-y" chart:style-name="ch7">
            <chart:title svg:x="0.451cm" svg:y="9.06cm" chart:style-name="ch8">
              <text:p>Tempo de execução (s)</text:p>
            </chart:title>
            <chart:grid chart:style-name="ch9" chart:class="major"/>
          </chart:axis>
          <chart:series chart:style-name="ch10" chart:values-cell-range-address="Sheet1.C2:Sheet1.C5" chart:label-cell-address="Sheet1.C1:Sheet1.C1" chart:class="chart:bar">
            <chart:data-point chart:repeated="4"/>
          </chart:series>
          <chart:series chart:style-name="ch11" chart:values-cell-range-address="Sheet1.D2:Sheet1.D5" chart:label-cell-address="Sheet1.D1:Sheet1.D1" chart:class="chart:bar">
            <chart:data-point chart:repeated="4"/>
          </chart:series>
          <chart:series chart:style-name="ch12" chart:values-cell-range-address="Sheet1.E2:Sheet1.E5" chart:label-cell-address="Sheet1.E1:Sheet1.E1" chart:class="chart:bar">
            <chart:data-point chart:repeated="4"/>
          </chart:series>
          <chart:series chart:style-name="ch13" chart:values-cell-range-address="Sheet1.F2:Sheet1.F5" chart:label-cell-address="Sheet1.F1:Sheet1.F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Serial</text:p>
                <draw:g>
                  <svg:desc>Sheet1.C1:Sheet1.C1</svg:desc>
                </draw:g>
              </table:table-cell>
              <table:table-cell office:value-type="string">
                <text:p>Tempo Pthreads</text:p>
                <draw:g>
                  <svg:desc>Sheet1.D1:Sheet1.D1</svg:desc>
                </draw:g>
              </table:table-cell>
              <table:table-cell office:value-type="string">
                <text:p>Tempo OpenMP</text:p>
                <draw:g>
                  <svg:desc>Sheet1.E1:Sheet1.E1</svg:desc>
                </draw:g>
              </table:table-cell>
              <table:table-cell office:value-type="string">
                <text:p>Tempo OpenMP Task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2:Sheet1.B5</svg:desc>
                </draw:g>
              </table:table-cell>
              <table:table-cell office:value-type="float" office:value="52.1238620281">
                <text:p>52.1238620281</text:p>
                <draw:g>
                  <svg:desc>Sheet1.C2:Sheet1.C5</svg:desc>
                </draw:g>
              </table:table-cell>
              <table:table-cell office:value-type="float" office:value="27.6438281536">
                <text:p>27.6438281536</text:p>
                <draw:g>
                  <svg:desc>Sheet1.D2:Sheet1.D5</svg:desc>
                </draw:g>
              </table:table-cell>
              <table:table-cell office:value-type="float" office:value="27.6263999939">
                <text:p>27.6263999939</text:p>
                <draw:g>
                  <svg:desc>Sheet1.E2:Sheet1.E5</svg:desc>
                </draw:g>
              </table:table-cell>
              <table:table-cell office:value-type="float" office:value="28.8547270298">
                <text:p>28.8547270298</text:p>
                <draw:g>
                  <svg:desc>Sheet1.F2:Sheet1.F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2.1997931004">
                <text:p>52.1997931004</text:p>
              </table:table-cell>
              <table:table-cell office:value-type="float" office:value="15.5711050034">
                <text:p>15.5711050034</text:p>
              </table:table-cell>
              <table:table-cell office:value-type="float" office:value="15.423391819">
                <text:p>15.423391819</text:p>
              </table:table-cell>
              <table:table-cell office:value-type="float" office:value="15.8666820526">
                <text:p>15.866682052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2.3185918331">
                <text:p>52.3185918331</text:p>
              </table:table-cell>
              <table:table-cell office:value-type="float" office:value="20.7694489956">
                <text:p>20.7694489956</text:p>
              </table:table-cell>
              <table:table-cell office:value-type="float" office:value="20.3186099529">
                <text:p>20.3186099529</text:p>
              </table:table-cell>
              <table:table-cell office:value-type="float" office:value="15.7521128654">
                <text:p>15.75211286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2.3155908585">
                <text:p>52.3155908585</text:p>
              </table:table-cell>
              <table:table-cell office:value-type="float" office:value="21.4026091099">
                <text:p>21.4026091099</text:p>
              </table:table-cell>
              <table:table-cell office:value-type="float" office:value="20.7627599239">
                <text:p>20.7627599239</text:p>
              </table:table-cell>
              <table:table-cell office:value-type="float" office:value="15.7735700607">
                <text:p>15.7735700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